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Century Schoolbook L" officeooo:rsid="000317c6" officeooo:paragraph-rsid="000317c6"/>
    </style:style>
    <style:style style:name="P2" style:family="paragraph" style:parent-style-name="Preformatted_20_Text">
      <style:text-properties style:font-name="Century Schoolbook L" fo:font-weight="bold" officeooo:rsid="000317c6" officeooo:paragraph-rsid="000317c6" style:font-weight-asian="bold" style:font-weight-complex="bold"/>
    </style:style>
    <style:style style:name="P3" style:family="paragraph" style:parent-style-name="Preformatted_20_Text">
      <style:paragraph-properties fo:text-align="end" style:justify-single-word="false"/>
      <style:text-properties style:font-name="Century Schoolbook L" fo:font-weight="bold" officeooo:rsid="000317c6" officeooo:paragraph-rsid="000317c6" style:font-weight-asian="bold" style:font-weight-complex="bold"/>
    </style:style>
    <style:style style:name="P4" style:family="paragraph" style:parent-style-name="Preformatted_20_Text">
      <style:text-properties style:font-name="Century Schoolbook L" fo:font-weight="bold" officeooo:rsid="0004a255" officeooo:paragraph-rsid="0004a255" style:font-weight-asian="bold" style:font-weight-complex="bold"/>
    </style:style>
    <style:style style:name="P5" style:family="paragraph" style:parent-style-name="Preformatted_20_Text">
      <style:paragraph-properties fo:text-align="center" style:justify-single-word="false"/>
      <style:text-properties style:font-name="Century Schoolbook L" fo:font-size="12pt" fo:font-weight="bold" officeooo:rsid="000317c6" officeooo:paragraph-rsid="000317c6" style:font-size-asian="12pt" style:font-weight-asian="bold" style:font-size-complex="12pt" style:font-weight-complex="bold"/>
    </style:style>
    <style:style style:name="P6" style:family="paragraph" style:parent-style-name="Preformatted_20_Text">
      <style:text-properties style:font-name="Century Schoolbook L" style:text-underline-style="solid" style:text-underline-width="auto" style:text-underline-color="font-color" fo:font-weight="bold" officeooo:rsid="000317c6" officeooo:paragraph-rsid="000317c6" style:font-weight-asian="bold" style:font-weight-complex="bold"/>
    </style:style>
    <style:style style:name="P7" style:family="paragraph" style:parent-style-name="Preformatted_20_Text">
      <style:text-properties style:font-name="Century Schoolbook L" style:text-underline-style="solid" style:text-underline-width="auto" style:text-underline-color="font-color" fo:font-weight="bold" officeooo:rsid="0008d99a" officeooo:paragraph-rsid="0008d99a" style:font-weight-asian="bold" style:font-weight-complex="bold"/>
    </style:style>
    <style:style style:name="P8" style:family="paragraph" style:parent-style-name="Preformatted_20_Text">
      <style:text-properties style:font-name="Century Schoolbook L" style:text-underline-style="solid" style:text-underline-width="auto" style:text-underline-color="font-color" officeooo:rsid="000317c6" officeooo:paragraph-rsid="000317c6"/>
    </style:style>
    <style:style style:name="P9" style:family="paragraph" style:parent-style-name="Preformatted_20_Text">
      <style:text-properties style:font-name="Century Schoolbook L" officeooo:rsid="0004a255" officeooo:paragraph-rsid="0004a255"/>
    </style:style>
    <style:style style:name="P10" style:family="paragraph" style:parent-style-name="Table_20_Contents">
      <style:text-properties style:font-name="Century Schoolbook L" fo:font-size="10pt" officeooo:rsid="0008d99a" officeooo:paragraph-rsid="0008d99a" style:font-name-asian="Nimbus Mono L" style:font-size-asian="10pt" style:font-name-complex="Liberation Mono" style:font-size-complex="10pt"/>
    </style:style>
    <style:style style:name="P11" style:family="paragraph" style:parent-style-name="Preformatted_20_Text">
      <style:text-properties style:font-name="Century Schoolbook L" officeooo:rsid="000317c6" officeooo:paragraph-rsid="000317c6"/>
    </style:style>
    <style:style style:name="P12" style:family="paragraph" style:parent-style-name="Preformatted_20_Text">
      <style:text-properties style:font-name="Century Schoolbook L" officeooo:rsid="000acb1c" officeooo:paragraph-rsid="000acb1c"/>
    </style:style>
    <style:style style:name="P13" style:family="paragraph" style:parent-style-name="Preformatted_20_Text">
      <style:text-properties style:font-name="Century Schoolbook L" officeooo:rsid="0004a255" officeooo:paragraph-rsid="0004a255"/>
    </style:style>
    <style:style style:name="P14" style:family="paragraph" style:parent-style-name="Preformatted_20_Text">
      <style:text-properties style:font-name="Century Schoolbook L" style:text-underline-style="solid" style:text-underline-width="auto" style:text-underline-color="font-color" officeooo:rsid="0004a255" officeooo:paragraph-rsid="0004a255"/>
    </style:style>
    <style:style style:name="P15" style:family="paragraph" style:parent-style-name="Preformatted_20_Text">
      <style:text-properties style:font-name="Century Schoolbook L" style:text-underline-style="solid" style:text-underline-width="auto" style:text-underline-color="font-color" fo:font-weight="bold" officeooo:rsid="000c794e" officeooo:paragraph-rsid="000c794e" style:font-weight-asian="bold" style:font-weight-complex="bold"/>
    </style:style>
    <style:style style:name="P16" style:family="paragraph" style:parent-style-name="Preformatted_20_Text">
      <style:text-properties style:font-name="Century Schoolbook L" style:text-underline-style="solid" style:text-underline-width="auto" style:text-underline-color="font-color" fo:font-weight="bold" officeooo:rsid="000d3a60" officeooo:paragraph-rsid="000d3a60" style:font-weight-asian="bold" style:font-weight-complex="bold"/>
    </style:style>
    <style:style style:name="P17" style:family="paragraph" style:parent-style-name="Preformatted_20_Text">
      <style:text-properties style:font-name="Century Schoolbook L" style:text-underline-style="none" fo:font-weight="normal" officeooo:rsid="000d3a60" officeooo:paragraph-rsid="000d3a60"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2 MARKOV DECISION PROCESS</text:p>
      <text:p text:style-name="P1"/>
      <text:p text:style-name="P3">-TEAM 82</text:p>
      <text:p text:style-name="P3">-201501115</text:p>
      <text:p text:style-name="P1"/>
      <text:p text:style-name="P6"/>
      <text:p text:style-name="P6">PART1</text:p>
      <text:p text:style-name="P1"/>
      <text:p text:style-name="P8"/>
      <text:p text:style-name="P8">Iteration: 1</text:p>
      <text:p text:style-name="P1"/>
      <text:p text:style-name="P1"><text:s/>y <text:s/>y <text:s/>82.00 <text:s/>y</text:p>
      <text:p text:style-name="P1"/>
      <text:p text:style-name="P1"><text:s/>-4.10 <text:s/>-4.10 <text:s/>61.50 <text:s/>-4.10</text:p>
      <text:p text:style-name="P1"/>
      <text:p text:style-name="P1"><text:s/>-4.10 <text:s/>-82.00 <text:s/>y <text:s/>-4.10</text:p>
      <text:p text:style-name="P1"/>
      <text:p text:style-name="P1"><text:s/>-4.10 <text:s/>-4.10 <text:s/>-4.10 <text:s/>-4.10</text:p>
      <text:p text:style-name="P1"/>
      <text:p text:style-name="P1"/>
      <text:p text:style-name="P8">Iteration: 2</text:p>
      <text:p text:style-name="P1"/>
      <text:p text:style-name="P1"><text:s/>y <text:s/>y <text:s/>82.00 <text:s/>y</text:p>
      <text:p text:style-name="P1"/>
      <text:p text:style-name="P1"><text:s/>-8.20 <text:s/>36.49 <text:s/>60.68 <text:s/>44.28</text:p>
      <text:p text:style-name="P1"/>
      <text:p text:style-name="P1"><text:s/>-8.20 <text:s/>-82.00 <text:s/>y <text:s/>-8.20</text:p>
      <text:p text:style-name="P1"/>
      <text:p text:style-name="P1"><text:s/>-8.20 <text:s/>-8.20 <text:s/>-8.20 <text:s/>-8.20</text:p>
      <text:p text:style-name="P1"/>
      <text:p text:style-name="P1"/>
      <text:p text:style-name="P8">Iteration: 3</text:p>
      <text:p text:style-name="P1"/>
      <text:p text:style-name="P1"><text:s/>y <text:s/>y <text:s/>82.00 <text:s/>y</text:p>
      <text:p text:style-name="P1"/>
      <text:p text:style-name="P1"><text:s/>23.45 <text:s/>39.89 <text:s/>69.58 <text:s/>48.05</text:p>
      <text:p text:style-name="P1"/>
      <text:p text:style-name="P1"><text:s/>-12.30 <text:s/>-82.00 <text:s/>y <text:s/>29.68</text:p>
      <text:p text:style-name="P1"/>
      <text:p text:style-name="P1"><text:s/>-12.30 <text:s/>-12.30 <text:s/>-12.30 <text:s/>-12.30</text:p>
      <text:p text:style-name="P1"/>
      <text:p text:style-name="P1"/>
      <text:p text:style-name="P8">Iteration: 4</text:p>
      <text:p text:style-name="P1"/>
      <text:p text:style-name="P1"><text:s/>y <text:s/>y <text:s/>82.00 <text:s/>y</text:p>
      <text:p text:style-name="P1"/>
      <text:p text:style-name="P1"><text:s/>28.93 <text:s/>47.35 <text:s/>70.29 <text:s/>59.34</text:p>
      <text:p text:style-name="P1"/>
      <text:p text:style-name="P1"><text:s/>5.23 <text:s/>-82.00 <text:s/>y <text:s/>40.28</text:p>
      <text:p text:style-name="P1"/>
      <text:p text:style-name="P1"><text:s/>-16.40 <text:s/>-16.40 <text:s/>-16.40 <text:s/>17.19</text:p>
      <text:p text:style-name="P1"/>
      <text:p text:style-name="P1"/>
      <text:p text:style-name="P1"/>
      <text:p text:style-name="P1"/>
      <text:p text:style-name="P1"><text:soft-page-break/></text:p>
      <text:p text:style-name="P1"/>
      <text:p text:style-name="P8">Iteration: 5</text:p>
      <text:p text:style-name="P1"/>
      <text:p text:style-name="P1"><text:s/>y <text:s/>y <text:s/>82.00 <text:s/>y</text:p>
      <text:p text:style-name="P1"/>
      <text:p text:style-name="P1"><text:s/>37.20 <text:s/>48.67 <text:s/>72.17 <text:s/>62.10</text:p>
      <text:p text:style-name="P1"/>
      <text:p text:style-name="P1"><text:s/>11.37 <text:s/>-82.00 <text:s/>y <text:s/>51.42</text:p>
      <text:p text:style-name="P1"/>
      <text:p text:style-name="P1"><text:s/>-3.19 <text:s/>-20.50 <text:s/>6.37 <text:s/>28.20</text:p>
      <text:p text:style-name="P1"/>
      <text:p text:style-name="P1"/>
      <text:p text:style-name="P8">Iteration: 6</text:p>
      <text:p text:style-name="P1"/>
      <text:p text:style-name="P1"><text:s/>y <text:s/>y <text:s/>82.00 <text:s/>y</text:p>
      <text:p text:style-name="P1"/>
      <text:p text:style-name="P1"><text:s/>39.69 <text:s/>50.30 <text:s/>72.58 <text:s/>64.99</text:p>
      <text:p text:style-name="P1"/>
      <text:p text:style-name="P1"><text:s/>18.59 <text:s/>-82.00 <text:s/>y <text:s/>55.86</text:p>
      <text:p text:style-name="P1"/>
      <text:p text:style-name="P1"><text:s/>2.62 <text:s/>-9.25 <text:s/>19.74 <text:s/>40.50</text:p>
      <text:p text:style-name="P1"/>
      <text:p text:style-name="P1"/>
      <text:p text:style-name="P8">Iteration: 7</text:p>
      <text:p text:style-name="P1"/>
      <text:p text:style-name="P1"><text:s/>y <text:s/>y <text:s/>82.00 <text:s/>y</text:p>
      <text:p text:style-name="P1"/>
      <text:p text:style-name="P1"><text:s/>41.97 <text:s/>50.79 <text:s/>73.03 <text:s/>66.05</text:p>
      <text:p text:style-name="P1"/>
      <text:p text:style-name="P1"><text:s/>21.31 <text:s/>-82.00 <text:s/>y <text:s/>59.06</text:p>
      <text:p text:style-name="P1"/>
      <text:p text:style-name="P1"><text:s/>10.11 <text:s/>2.56 <text:s/>32.24 <text:s/>46.61</text:p>
      <text:p text:style-name="P1"/>
      <text:p text:style-name="P1"/>
      <text:p text:style-name="P8">Iteration: 8</text:p>
      <text:p text:style-name="P1"/>
      <text:p text:style-name="P1"><text:s/>y <text:s/>y <text:s/>82.00 <text:s/>y</text:p>
      <text:p text:style-name="P1"/>
      <text:p text:style-name="P1"><text:s/>42.86 <text:s/>51.20 <text:s/>73.18 <text:s/>66.83</text:p>
      <text:p text:style-name="P1"/>
      <text:p text:style-name="P1"><text:s/>23.41 <text:s/>-82.00 <text:s/>y <text:s/>60.55</text:p>
      <text:p text:style-name="P1"/>
      <text:p text:style-name="P1"><text:s/>14.22 <text:s/>13.75 <text:s/>39.64 <text:s/>51.04</text:p>
      <text:p text:style-name="P1"/>
      <text:p text:style-name="P1"/>
      <text:p text:style-name="P8">Iteration: 9</text:p>
      <text:p text:style-name="P1"/>
      <text:p text:style-name="P1"><text:s/>y <text:s/>y <text:s/>82.00 <text:s/>y</text:p>
      <text:p text:style-name="P1"/>
      <text:p text:style-name="P1"><text:s/>43.49 <text:s/>51.37 <text:s/>73.30 <text:s/>67.19</text:p>
      <text:p text:style-name="P1"/>
      <text:p text:style-name="P1"><text:s/>24.33 <text:s/>-82.00 <text:s/>y <text:s/>61.48</text:p>
      <text:p text:style-name="P1"/>
      <text:p text:style-name="P1"><text:s/>17.42 <text:s/>20.79 <text:s/>44.66 <text:s/>53.41</text:p>
      <text:p text:style-name="P1"/>
      <text:p text:style-name="P1"><text:soft-page-break/></text:p>
      <text:p text:style-name="P8">Iteration: 10</text:p>
      <text:p text:style-name="P1"/>
      <text:p text:style-name="P1"><text:s/>y <text:s/>y <text:s/>82.00 <text:s/>y</text:p>
      <text:p text:style-name="P1"/>
      <text:p text:style-name="P1"><text:s/>43.78 <text:s/>51.48 <text:s/>73.36 <text:s/>67.41</text:p>
      <text:p text:style-name="P1"/>
      <text:p text:style-name="P1"><text:s/>24.92 <text:s/>-82.00 <text:s/>y <text:s/>61.94</text:p>
      <text:p text:style-name="P1"/>
      <text:p text:style-name="P1"><text:s/>19.19 <text:s/>25.50 <text:s/>47.56 <text:s/>54.89</text:p>
      <text:p text:style-name="P1"/>
      <text:p text:style-name="P1"/>
      <text:p text:style-name="P8">Iteration: 11</text:p>
      <text:p text:style-name="P1"/>
      <text:p text:style-name="P1"><text:s/>y <text:s/>y <text:s/>82.00 <text:s/>y</text:p>
      <text:p text:style-name="P1"/>
      <text:p text:style-name="P1"><text:s/>43.95 <text:s/>51.53 <text:s/>73.39 <text:s/>67.52</text:p>
      <text:p text:style-name="P1"/>
      <text:p text:style-name="P1"><text:s/>25.21 <text:s/>-82.00 <text:s/>y <text:s/>62.22</text:p>
      <text:p text:style-name="P1"/>
      <text:p text:style-name="P1"><text:s/>20.71 <text:s/>28.30 <text:s/>49.32 <text:s/>55.70</text:p>
      <text:p text:style-name="P1"/>
      <text:p text:style-name="P1"/>
      <text:p text:style-name="P2">Number of Iterations: 11</text:p>
      <text:p text:style-name="P1"/>
      <text:p text:style-name="P9"><text:span text:style-name="T1">When delta = 0:</text:span><text:line-break/></text:p>
      <text:p text:style-name="P4">Number of Iterations: 69</text:p>
      <text:p text:style-name="P9"/>
      <text:p text:style-name="P9"><text:s/>y <text:s/>y <text:s/>82.00 <text:s/>y</text:p>
      <text:p text:style-name="P9"/>
      <text:p text:style-name="P9"><text:s/>44.15 <text:s/>51.60 <text:s/>73.43 <text:s/>67.66</text:p>
      <text:p text:style-name="P9"/>
      <text:p text:style-name="P9"><text:s/>25.58 <text:s/>-82.00 <text:s/>y <text:s/>62.54</text:p>
      <text:p text:style-name="P9"/>
      <text:p text:style-name="P9"><text:s/>26.94 <text:s/>32.24 <text:s/>51.64 <text:s/>56.77</text:p>
      <text:p text:style-name="P9"/>
      <text:p text:style-name="P12"><text:span text:style-name="T2">Expected Reward</text:span> = 20.71</text:p>
      <text:p text:style-name="P12">( 26.94 when delta=0)</text:p>
      <text:p text:style-name="P14"/>
      <text:p text:style-name="P1"/>
      <text:p text:style-name="P6">PART2:</text:p>
      <text:p text:style-name="P1"/>
      <text:p text:style-name="P1"/>
      <text:p text:style-name="P2">Final Expected Utility:</text:p>
      <text:p text:style-name="P1"/>
      <text:p text:style-name="P1">y<text:tab/>y <text:s text:c="10"/>82.00<text:tab/> y</text:p>
      <text:p text:style-name="P1"/>
      <text:p text:style-name="P1">43.95 <text:tab/>51.53 <text:tab/>73.39<text:tab/>67.52</text:p>
      <text:p text:style-name="P1"/>
      <text:p text:style-name="P1">25.21 <text:s text:c="2"/>-82.00 <text:s text:c="5"/>y <text:s text:c="7"/>62.22</text:p>
      <text:p text:style-name="P1"/>
      <text:p text:style-name="P1">20.71 <text:s text:c="2"/>28.30 <text:s text:c="4"/>49.32 <text:s text:c="3"/>55.70</text:p>
      <text:p text:style-name="P1"/>
      <text:p text:style-name="P1"/>
      <text:p text:style-name="P1"/>
      <text:p text:style-name="P1"><text:soft-page-break/></text:p>
      <text:p text:style-name="P1"/>
      <text:p text:style-name="P1"/>
      <text:p text:style-name="P2">Optimal Policy for each state:</text:p>
      <text:p text:style-name="P1"/>
      <text:p text:style-name="P1">y<text:tab/>y<text:tab/>T<text:tab/>y</text:p>
      <text:p text:style-name="P1"/>
      <text:p text:style-name="P1">E<text:tab/>E<text:tab/>S<text:tab/>W</text:p>
      <text:p text:style-name="P1"/>
      <text:p text:style-name="P1">S<text:tab/>T<text:tab/>y<text:tab/>S</text:p>
      <text:p text:style-name="P1"/>
      <text:p text:style-name="P1">E<text:tab/>E<text:tab/>E<text:tab/>S</text:p>
      <text:p text:style-name="P1"/>
      <text:p text:style-name="P1"/>
      <text:p text:style-name="P2">Optimal Path:</text:p>
      <text:p text:style-name="P1"/>
      <text:p text:style-name="P1">----</text:p>
      <text:p text:style-name="P1"/>
      <text:p text:style-name="P1">Current State : (3,0)</text:p>
      <text:p text:style-name="P1">Action to take: <text:s/>Right</text:p>
      <text:p text:style-name="P1">---</text:p>
      <text:p text:style-name="P1"/>
      <text:p text:style-name="P1">Current State : (3,1)</text:p>
      <text:p text:style-name="P1">Action to take: <text:s/>Right</text:p>
      <text:p text:style-name="P1">---</text:p>
      <text:p text:style-name="P1"/>
      <text:p text:style-name="P1">Current State : (3,2)</text:p>
      <text:p text:style-name="P1">Action to take: <text:s/>Right</text:p>
      <text:p text:style-name="P1">---</text:p>
      <text:p text:style-name="P1"/>
      <text:p text:style-name="P1">Current State : (3,3)</text:p>
      <text:p text:style-name="P1">Action to take: <text:s/>Above</text:p>
      <text:p text:style-name="P1">---</text:p>
      <text:p text:style-name="P1"/>
      <text:p text:style-name="P1">Current State : (2,3)</text:p>
      <text:p text:style-name="P1">Action to take: <text:s/>Above</text:p>
      <text:p text:style-name="P1">---</text:p>
      <text:p text:style-name="P1"/>
      <text:p text:style-name="P1">Current State : (1,3)</text:p>
      <text:p text:style-name="P1">Action to take: <text:s/>Left</text:p>
      <text:p text:style-name="P1">---</text:p>
      <text:p text:style-name="P1"/>
      <text:p text:style-name="P1">Current State : (1,2)</text:p>
      <text:p text:style-name="P1">Action to take: <text:s/>Above</text:p>
      <text:p text:style-name="P1"/>
      <text:p text:style-name="P1">---</text:p>
      <text:p text:style-name="P1">Final Terminal State : (0,2)</text:p>
      <text:p text:style-name="P1"/>
      <text:p text:style-name="P1"/>
      <text:p text:style-name="P1"/>
      <text:p text:style-name="P6">PART 3:</text:p>
      <text:p text:style-name="P6"/>
      <text:p text:style-name="P7">Linear Programming</text:p>
      <text:p text:style-name="P6"/>
      <text:p text:style-name="P6"/>
      <text:p text:style-name="P6"><text:soft-page-break/></text:p>
      <text:p text:style-name="P6"/>
      <table:table table:name="Table1" table:style-name="Table1">
        <table:table-column table:style-name="Table1.A"/>
        <table:table-column table:style-name="Table1.B"/>
        <table:table-row>
          <table:table-cell table:style-name="Table1.A1" office:value-type="string">
            <text:p text:style-name="P10">State, Action pair</text:p>
          </table:table-cell>
          <table:table-cell table:style-name="Table1.B1" office:value-type="string">
            <text:p text:style-name="P10">Value of X</text:p>
          </table:table-cell>
        </table:table-row>
        <table:table-row>
          <table:table-cell table:style-name="Table1.A2" office:value-type="string">
            <text:p text:style-name="P10">3,5</text:p>
          </table:table-cell>
          <table:table-cell table:style-name="Table1.B2" office:value-type="string">
            <text:p text:style-name="P10">0.864702571</text:p>
          </table:table-cell>
        </table:table-row>
        <table:table-row>
          <table:table-cell table:style-name="Table1.A2" office:value-type="string">
            <text:p text:style-name="P10">5,1</text:p>
          </table:table-cell>
          <table:table-cell table:style-name="Table1.B2" office:value-type="string">
            <text:p text:style-name="P10">0</text:p>
          </table:table-cell>
        </table:table-row>
        <table:table-row>
          <table:table-cell table:style-name="Table1.A2" office:value-type="string">
            <text:p text:style-name="P10">5,2</text:p>
          </table:table-cell>
          <table:table-cell table:style-name="Table1.B2" office:value-type="string">
            <text:p text:style-name="P10">0</text:p>
          </table:table-cell>
        </table:table-row>
        <table:table-row>
          <table:table-cell table:style-name="Table1.A2" office:value-type="string">
            <text:p text:style-name="P10">5,3</text:p>
          </table:table-cell>
          <table:table-cell table:style-name="Table1.B2" office:value-type="string">
            <text:p text:style-name="P10">0</text:p>
          </table:table-cell>
        </table:table-row>
        <table:table-row>
          <table:table-cell table:style-name="Table1.A2" office:value-type="string">
            <text:p text:style-name="P10">5,4</text:p>
          </table:table-cell>
          <table:table-cell table:style-name="Table1.B2" office:value-type="string">
            <text:p text:style-name="P10">0.121765601</text:p>
          </table:table-cell>
        </table:table-row>
        <table:table-row>
          <table:table-cell table:style-name="Table1.A2" office:value-type="string">
            <text:p text:style-name="P10">6,1</text:p>
          </table:table-cell>
          <table:table-cell table:style-name="Table1.B2" office:value-type="string">
            <text:p text:style-name="P10">0</text:p>
          </table:table-cell>
        </table:table-row>
        <table:table-row>
          <table:table-cell table:style-name="Table1.A2" office:value-type="string">
            <text:p text:style-name="P10">6,2</text:p>
          </table:table-cell>
          <table:table-cell table:style-name="Table1.B2" office:value-type="string">
            <text:p text:style-name="P10">0</text:p>
          </table:table-cell>
        </table:table-row>
        <table:table-row>
          <table:table-cell table:style-name="Table1.A2" office:value-type="string">
            <text:p text:style-name="P10">6,3</text:p>
          </table:table-cell>
          <table:table-cell table:style-name="Table1.B2" office:value-type="string">
            <text:p text:style-name="P10">0</text:p>
          </table:table-cell>
        </table:table-row>
        <table:table-row>
          <table:table-cell table:style-name="Table1.A2" office:value-type="string">
            <text:p text:style-name="P10">6,4</text:p>
          </table:table-cell>
          <table:table-cell table:style-name="Table1.B2" office:value-type="string">
            <text:p text:style-name="P10">0 0.228333669</text:p>
          </table:table-cell>
        </table:table-row>
        <table:table-row>
          <table:table-cell table:style-name="Table1.A2" office:value-type="string">
            <text:p text:style-name="P10">7,1</text:p>
          </table:table-cell>
          <table:table-cell table:style-name="Table1.B2" office:value-type="string">
            <text:p text:style-name="P10">1.080878214</text:p>
          </table:table-cell>
        </table:table-row>
        <table:table-row>
          <table:table-cell table:style-name="Table1.A2" office:value-type="string">
            <text:p text:style-name="P10">7,2</text:p>
          </table:table-cell>
          <table:table-cell table:style-name="Table1.B2" office:value-type="string">
            <text:p text:style-name="P10">0</text:p>
          </table:table-cell>
        </table:table-row>
        <table:table-row>
          <table:table-cell table:style-name="Table1.A2" office:value-type="string">
            <text:p text:style-name="P10">7,3</text:p>
          </table:table-cell>
          <table:table-cell table:style-name="Table1.B2" office:value-type="string">
            <text:p text:style-name="P10">0</text:p>
          </table:table-cell>
        </table:table-row>
        <table:table-row>
          <table:table-cell table:style-name="Table1.A2" office:value-type="string">
            <text:p text:style-name="P10">7,4</text:p>
          </table:table-cell>
          <table:table-cell table:style-name="Table1.B2" office:value-type="string">
            <text:p text:style-name="P10">0</text:p>
          </table:table-cell>
        </table:table-row>
        <table:table-row>
          <table:table-cell table:style-name="Table1.A2" office:value-type="string">
            <text:p text:style-name="P10">8,1</text:p>
          </table:table-cell>
          <table:table-cell table:style-name="Table1.B2" office:value-type="string">
            <text:p text:style-name="P10">0</text:p>
          </table:table-cell>
        </table:table-row>
        <table:table-row>
          <table:table-cell table:style-name="Table1.A2" office:value-type="string">
            <text:p text:style-name="P10">8,2</text:p>
          </table:table-cell>
          <table:table-cell table:style-name="Table1.B2" office:value-type="string">
            <text:p text:style-name="P10">0</text:p>
          </table:table-cell>
        </table:table-row>
        <table:table-row>
          <table:table-cell table:style-name="Table1.A2" office:value-type="string">
            <text:p text:style-name="P10">8,3</text:p>
          </table:table-cell>
          <table:table-cell table:style-name="Table1.B2" office:value-type="string">
            <text:p text:style-name="P10">1.122764098</text:p>
          </table:table-cell>
        </table:table-row>
        <table:table-row>
          <table:table-cell table:style-name="Table1.A2" office:value-type="string">
            <text:p text:style-name="P10">8,4</text:p>
          </table:table-cell>
          <table:table-cell table:style-name="Table1.B2" office:value-type="string">
            <text:p text:style-name="P10">0</text:p>
          </table:table-cell>
        </table:table-row>
        <table:table-row>
          <table:table-cell table:style-name="Table1.A2" office:value-type="string">
            <text:p text:style-name="P10">9,1</text:p>
          </table:table-cell>
          <table:table-cell table:style-name="Table1.B2" office:value-type="string">
            <text:p text:style-name="P10">0.136986301</text:p>
          </table:table-cell>
        </table:table-row>
        <table:table-row>
          <table:table-cell table:style-name="Table1.A2" office:value-type="string">
            <text:p text:style-name="P10">9,2</text:p>
          </table:table-cell>
          <table:table-cell table:style-name="Table1.B2" office:value-type="string">
            <text:p text:style-name="P10">0</text:p>
          </table:table-cell>
        </table:table-row>
        <table:table-row>
          <table:table-cell table:style-name="Table1.A2" office:value-type="string">
            <text:p text:style-name="P10">9,3</text:p>
          </table:table-cell>
          <table:table-cell table:style-name="Table1.B2" office:value-type="string">
            <text:p text:style-name="P10">0</text:p>
          </table:table-cell>
        </table:table-row>
        <table:table-row>
          <table:table-cell table:style-name="Table1.A2" office:value-type="string">
            <text:p text:style-name="P10">9,4</text:p>
          </table:table-cell>
          <table:table-cell table:style-name="Table1.B2" office:value-type="string">
            <text:p text:style-name="P10">0</text:p>
          </table:table-cell>
        </table:table-row>
        <table:table-row>
          <table:table-cell table:style-name="Table1.A2" office:value-type="string">
            <text:p text:style-name="P10">10,5</text:p>
          </table:table-cell>
          <table:table-cell table:style-name="Table1.B2" office:value-type="string">
            <text:p text:style-name="P10">0.135297429</text:p>
          </table:table-cell>
        </table:table-row>
        <table:table-row>
          <table:table-cell table:style-name="Table1.A2" office:value-type="string">
            <text:p text:style-name="P10">12,1</text:p>
          </table:table-cell>
          <table:table-cell table:style-name="Table1.B2" office:value-type="string">
            <text:p text:style-name="P10">1.127999833</text:p>
          </table:table-cell>
        </table:table-row>
        <table:table-row>
          <table:table-cell table:style-name="Table1.A2" office:value-type="string">
            <text:p text:style-name="P10">12,2</text:p>
          </table:table-cell>
          <table:table-cell table:style-name="Table1.B2" office:value-type="string">
            <text:p text:style-name="P10">0</text:p>
          </table:table-cell>
        </table:table-row>
        <table:table-row>
          <table:table-cell table:style-name="Table1.A2" office:value-type="string">
            <text:p text:style-name="P10">12,3</text:p>
          </table:table-cell>
          <table:table-cell table:style-name="Table1.B2" office:value-type="string">
            <text:p text:style-name="P10">0</text:p>
          </table:table-cell>
        </table:table-row>
        <table:table-row>
          <table:table-cell table:style-name="Table1.A2" office:value-type="string">
            <text:p text:style-name="P10">12,4</text:p>
          </table:table-cell>
          <table:table-cell table:style-name="Table1.B2" office:value-type="string">
            <text:p text:style-name="P10">0</text:p>
          </table:table-cell>
        </table:table-row>
        <table:table-row>
          <table:table-cell table:style-name="Table1.A2" office:value-type="string">
            <text:p text:style-name="P10">13,1</text:p>
          </table:table-cell>
          <table:table-cell table:style-name="Table1.B2" office:value-type="string">
            <text:p text:style-name="P10">0</text:p>
          </table:table-cell>
        </table:table-row>
        <table:table-row>
          <table:table-cell table:style-name="Table1.A2" office:value-type="string">
            <text:p text:style-name="P10">13,2</text:p>
          </table:table-cell>
          <table:table-cell table:style-name="Table1.B2" office:value-type="string">
            <text:p text:style-name="P10">0</text:p>
          </table:table-cell>
        </table:table-row>
        <table:table-row>
          <table:table-cell table:style-name="Table1.A2" office:value-type="string">
            <text:p text:style-name="P10">13,3</text:p>
          </table:table-cell>
          <table:table-cell table:style-name="Table1.B2" office:value-type="string">
            <text:p text:style-name="P10">0</text:p>
          </table:table-cell>
        </table:table-row>
        <table:table-row>
          <table:table-cell table:style-name="Table1.A2" office:value-type="string">
            <text:p text:style-name="P10">13,4</text:p>
          </table:table-cell>
          <table:table-cell table:style-name="Table1.B2" office:value-type="string">
            <text:p text:style-name="P10">0 1.111111111</text:p>
          </table:table-cell>
        </table:table-row>
        <table:table-row>
          <table:table-cell table:style-name="Table1.A2" office:value-type="string">
            <text:p text:style-name="P10">14,1</text:p>
          </table:table-cell>
          <table:table-cell table:style-name="Table1.B2" office:value-type="string">
            <text:p text:style-name="P10">0</text:p>
          </table:table-cell>
        </table:table-row>
        <table:table-row>
          <table:table-cell table:style-name="Table1.A2" office:value-type="string">
            <text:p text:style-name="P10">14,2</text:p>
          </table:table-cell>
          <table:table-cell table:style-name="Table1.B2" office:value-type="string">
            <text:p text:style-name="P10">0</text:p>
          </table:table-cell>
        </table:table-row>
        <table:table-row>
          <table:table-cell table:style-name="Table1.A2" office:value-type="string">
            <text:p text:style-name="P10">14,3</text:p>
          </table:table-cell>
          <table:table-cell table:style-name="Table1.B2" office:value-type="string">
            <text:p text:style-name="P10">0</text:p>
          </table:table-cell>
        </table:table-row>
        <table:table-row>
          <table:table-cell table:style-name="Table1.A2" office:value-type="string">
            <text:p text:style-name="P10">14,4</text:p>
          </table:table-cell>
          <table:table-cell table:style-name="Table1.B2" office:value-type="string">
            <text:p text:style-name="P10">0.987654321</text:p>
          </table:table-cell>
        </table:table-row>
        <table:table-row>
          <table:table-cell table:style-name="Table1.A2" office:value-type="string">
            <text:p text:style-name="P10">15,1</text:p>
          </table:table-cell>
          <table:table-cell table:style-name="Table1.B2" office:value-type="string">
            <text:p text:style-name="P10">0</text:p>
          </table:table-cell>
        </table:table-row>
        <table:table-row>
          <table:table-cell table:style-name="Table1.A2" office:value-type="string">
            <text:p text:style-name="P10">15,2</text:p>
          </table:table-cell>
          <table:table-cell table:style-name="Table1.B2" office:value-type="string">
            <text:p text:style-name="P10">0</text:p>
          </table:table-cell>
        </table:table-row>
        <text:soft-page-break/>
        <table:table-row>
          <table:table-cell table:style-name="Table1.A2" office:value-type="string">
            <text:p text:style-name="P10">15,3</text:p>
          </table:table-cell>
          <table:table-cell table:style-name="Table1.B2" office:value-type="string">
            <text:p text:style-name="P10">0</text:p>
          </table:table-cell>
        </table:table-row>
        <table:table-row>
          <table:table-cell table:style-name="Table1.A2" office:value-type="string">
            <text:p text:style-name="P10">15,4</text:p>
          </table:table-cell>
          <table:table-cell table:style-name="Table1.B2" office:value-type="string">
            <text:p text:style-name="P10">1.111111111</text:p>
          </table:table-cell>
        </table:table-row>
        <table:table-row>
          <table:table-cell table:style-name="Table1.A2" office:value-type="string">
            <text:p text:style-name="P10">16,1</text:p>
          </table:table-cell>
          <table:table-cell table:style-name="Table1.B2" office:value-type="string">
            <text:p text:style-name="P10">0.987654321</text:p>
          </table:table-cell>
        </table:table-row>
        <table:table-row>
          <table:table-cell table:style-name="Table1.A2" office:value-type="string">
            <text:p text:style-name="P10">16,2</text:p>
          </table:table-cell>
          <table:table-cell table:style-name="Table1.B2" office:value-type="string">
            <text:p text:style-name="P10">0</text:p>
          </table:table-cell>
        </table:table-row>
        <table:table-row>
          <table:table-cell table:style-name="Table1.A2" office:value-type="string">
            <text:p text:style-name="P10">16,3</text:p>
          </table:table-cell>
          <table:table-cell table:style-name="Table1.B2" office:value-type="string">
            <text:p text:style-name="P10">0</text:p>
          </table:table-cell>
        </table:table-row>
        <table:table-row>
          <table:table-cell table:style-name="Table1.A2" office:value-type="string">
            <text:p text:style-name="P10">16,4</text:p>
          </table:table-cell>
          <table:table-cell table:style-name="Table1.B2" office:value-type="string">
            <text:p text:style-name="P10">0</text:p>
          </table:table-cell>
        </table:table-row>
      </table:table>
      <text:p text:style-name="P6"/>
      <text:p text:style-name="P6"/>
      <text:p text:style-name="P15">Expected Reward: <text:s/><text:span text:style-name="T3">26.944561438</text:span></text:p>
      <text:p text:style-name="P15"/>
      <text:p text:style-name="P16">Explanation of why the rewards match:</text:p>
      <text:p text:style-name="P16"/>
      <text:p text:style-name="P17">In Value Iteration, the reward in the start state is the utility of selecting the best paths possible to the terminal states. For each cell we select the direction that has maximum utility until we reach terminal states. <text:s/></text:p>
      <text:p text:style-name="P17">Now, In LP the paths we get match the ones in VI . That is because we are trying to maximize the utility/reward in both the methods of solving the MDP, so they would both end up achieving </text:p>
      <text:p text:style-name="P17">the same result if we try make them as accurate as possible.Hence the path in LP will also </text:p>
      <text:p text:style-name="P17">consider similar probabilities. Now the reward in LP is the summation of the reward*x for each state,action pair. This will correspond to the value we get in VI if we assume a small delta, since a large delta would not allow enough iterations so that our VI spreads out enough and approximates the utilities of different states enough times. </text:p>
      <text:p text:style-name="P17">So if we use a delta not near 0, the values in VI and LP might not match as in our case, but on using delta=0 the rewards match in both of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4T16:13:41.695685322</dc:date>
    <meta:editing-duration>PT30M42S</meta:editing-duration>
    <meta:editing-cycles>11</meta:editing-cycles>
    <meta:generator>LibreOffice/5.1.6.2$Linux_X86_64 LibreOffice_project/10m0$Build-2</meta:generator>
    <meta:document-statistic meta:table-count="1" meta:image-count="0" meta:object-count="0" meta:page-count="6" meta:paragraph-count="198" meta:word-count="645" meta:character-count="3409" meta:non-whitespace-character-count="2719"/>
  </office:meta>
</office:document-meta>
</file>